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Mono" svg:font-family="AndaleMono"/>
    <style:font-face style:name="Terminal" svg:font-family="Terminal"/>
    <style:font-face style:name="Verbatim" svg:font-family="Verbatim"/>
    <style:font-face style:name="Andale Mono" svg:font-family="'Andale Mono'" style:font-pitch="variable"/>
    <style:font-face style:name="American Typewriter" svg:font-family="'American Typewriter'" style:font-family-generic="modern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style:text-autospace="none"/>
      <style:text-properties fo:font-size="13pt" style:font-size-asian="13pt" style:font-size-complex="13pt"/>
    </style:style>
    <style:style style:name="P5" style:family="paragraph" style:parent-style-name="Standard">
      <style:text-properties fo:color="#000000" style:font-name="AndaleMono" fo:font-size="10pt" style:font-name-asian="AndaleMono" style:font-size-asian="10pt" style:font-name-complex="AndaleMono" style:font-size-complex="10pt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daleMono" fo:font-size="10pt" style:font-name-asian="AndaleMono" style:font-size-asian="10pt" style:font-name-complex="AndaleMono" style:font-size-complex="10pt"/>
    </style:style>
    <style:style style:name="P7" style:family="paragraph" style:parent-style-name="Standard">
      <style:text-properties fo:color="#000000" style:font-name="Terminal" fo:font-size="10pt" style:font-size-asian="10pt" style:font-size-complex="10pt"/>
    </style:style>
    <style:style style:name="P8" style:family="paragraph" style:parent-style-name="Standard">
      <style:text-properties fo:color="#000000" style:font-name="Andale Mono" fo:font-size="10pt" style:font-size-asian="10pt" style:font-size-complex="10pt"/>
    </style:style>
    <style:style style:name="P9" style:family="paragraph" style:parent-style-name="Standard" style:list-style-name="">
      <style:paragraph-properties style:text-autospace="none"/>
      <style:text-properties fo:color="#000000" style:font-name="Andale Mono" fo:font-size="10pt" style:font-size-asian="10pt" style:font-size-complex="10pt"/>
    </style:style>
    <style:style style:name="P10" style:family="paragraph" style:parent-style-name="Standard">
      <style:text-properties fo:color="#000000" style:font-name="Andale Mono" fo:font-size="10pt" style:font-name-asian="AndaleMono" style:font-size-asian="10pt" style:font-name-complex="AndaleMono" style:font-size-complex="10pt"/>
    </style:style>
    <style:style style:name="P1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dale Mono" fo:font-size="10pt" style:font-name-asian="AndaleMono" style:font-size-asian="10pt" style:font-name-complex="AndaleMono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00" fo:font-size="10pt" style:font-size-asian="10pt" style:font-size-complex="10pt"/>
    </style:style>
    <style:style style:name="P13" style:family="paragraph" style:parent-style-name="Standard" style:list-style-name="">
      <style:paragraph-properties style:text-autospace="none"/>
      <style:text-properties fo:color="#000000" style:font-name="Times New Roman" fo:font-size="12pt" style:font-size-asian="12pt" style:font-size-complex="12pt"/>
    </style:style>
    <style:style style:name="T1" style:family="text">
      <style:text-properties fo:color="#2fff12" style:font-name="AndaleMono" style:font-name-asian="AndaleMono" style:font-name-complex="AndaleMono"/>
    </style:style>
    <style:style style:name="T2" style:family="text">
      <style:text-properties style:font-name="AndaleMono" style:font-name-asian="AndaleMono" style:font-name-complex="AndaleMono"/>
    </style:style>
    <style:style style:name="T3" style:family="text">
      <style:text-properties style:font-name-asian="AndaleMono" style:font-name-complex="AndaleMono"/>
    </style:style>
    <style:style style:name="T4" style:family="text">
      <style:text-properties fo:color="#000000" style:font-name="Terminal" fo:font-size="10pt" style:font-name-asian="AndaleMono" style:font-size-asian="10pt" style:font-name-complex="AndaleMono" style:font-size-complex="10pt"/>
    </style:style>
    <style:style style:name="T5" style:family="text">
      <style:text-properties fo:color="#000000" style:font-name="Terminal" fo:font-size="10pt" style:font-size-asian="10pt" style:font-size-complex="10pt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style:font-name-asian="AndaleMono" style:font-name-complex="AndaleMono"/>
    </style:style>
    <style:style style:name="T8" style:family="text">
      <style:text-properties fo:font-weight="bold" style:font-name-asian="AndaleMono" style:font-weight-asian="bold" style:font-name-complex="AndaleMono" style:font-weight-complex="bold"/>
    </style:style>
    <style:style style:name="T9" style:family="text">
      <style:text-properties fo:font-weight="normal" style:font-name-asian="AndaleMono" style:font-weight-asian="normal" style:font-name-complex="AndaleMono" style:font-weight-complex="normal"/>
    </style:style>
    <style:style style:name="T10" style:family="text">
      <style:text-properties fo:font-style="italic" fo:font-weight="normal" style:font-name-asian="AndaleMono" style:font-style-asian="italic" style:font-weight-asian="normal" style:font-name-complex="AndaleMono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ralabra 2015/periodi 3: Viikkoraportti 4</text:p>
      <text:p text:style-name="P1"/>
      <text:p text:style-name="P1">Kuudennen projektiviikon luonnollinen ensiaskel oli toteuttaa viime viikolla tehdyn move to front-muunnoksen purku. Menetelmä on varsin yksinkertainen, ja se näkyykin toimivan testitiedostoille odotettavalla tavalla. Varsinaista hyötyä pakkauksessa tosin syntyy vain jos tiedostossa on paljon pitkiä saman tavun toistoja.</text:p>
      <text:p text:style-name="P1"/>
      <text:p text:style-name="P1">Seuraavaksi jatkoin pakkauksen suorituskyvyn testailua. Muokkasin viime viikolla kokeilemaani väliaikojen tulostelua hieman siistimmäksi, ja ajattelin itse asiassa jättää tämän lopulliseen toteutukseen – pitkään kestävän pakkauksen aikana on ihan hauska tietää mitä ohjelma kullakin hetkellä tekee. Suorituskykyä enemmän testaillakseni latasin parin viikon takaisessa viikkopalautteessa mainitun e-colin genomidataa sisältävän ”U00096.2.fas”-tiedoston, joka on reilusti suurempi kuin aiemmin käyttämäni testitiedostot (~5MB). Esimerkkituloste tämän pakkauksesta alla:</text:p>
      <text:p text:style-name="P7"/>
      <text:p text:style-name="P8">&gt; <text:span text:style-name="T3">java -jar tiralabra.jar c ../sampleFiles/U00096.2.fas aaa</text:span></text:p>
      <text:p text:style-name="P10">Compression started.</text:p>
      <text:p text:style-name="P11">Move to front transformation started</text:p>
      <text:p text:style-name="P11">Phase 1/2. Initializing variables ...<text:tab/><text:tab/> <text:tab/>Finished. Time: 0,023 sec</text:p>
      <text:p text:style-name="P11">Phase 2/2. Replacing bytes with indices ... <text:tab/>Finished. Time: 7,213 sec</text:p>
      <text:p text:style-name="P11">Move to front transform finished. Total time: 7.268859000000001 sec</text:p>
      <text:p text:style-name="P11">Huffman encoding started</text:p>
      <text:p text:style-name="P11">Phase 1/4. Counting bytes ... <text:tab/><text:tab/><text:tab/> <text:tab/>Finished. Time: 0,020 sec</text:p>
      <text:p text:style-name="P11">Phase 2/4. Building Huffman tree ... <text:tab/><text:tab/> <text:tab/>Finished. Time: 0,004 sec</text:p>
      <text:p text:style-name="P11">Phase 3/4. Writing encoding ... <text:s/><text:tab/><text:tab/> <text:tab/>Finished. Time: 0,003 sec</text:p>
      <text:p text:style-name="P11">Phase 4/4. Writing data ... <text:s/><text:tab/><text:tab/><text:tab/> <text:tab/>Finished. Time: 2,307 sec</text:p>
      <text:p text:style-name="P11">Huffman Encoding finished. Total time: 2.334156 sec</text:p>
      <text:p text:style-name="P9"><text:span text:style-name="T3">Compression finished. Total time: 9.609332 sec.</text:span></text:p>
      <text:p text:style-name="P9"><text:span text:style-name="T3">File size reduced from 4697740 bytes to 1350259 bytes (28,7% of original size).</text:span></text:p>
      <text:p text:style-name="P4"><text:span text:style-name="T1"/></text:p>
      <text:p text:style-name="P1">Testit genomidatalla paljastivat mielenkiintoisia seikkoja. Pakkaustehokkuus dataan on mainittavan hyvä – tiedoston koko on pakkauksen jälkeen alle 30% alkuperäisestä (1350259 tavua). Vertailun vuoksi sanottakoon, että<text:span text:style-name="T6"> bzip2 pakkaa saman datan vain hieman paremmin </text:span><text:span text:style-name="T7">1328000 tavuun, ja gzip pärjää jopa ohjelmaani huonommin (tulos 1424418 tavua).</text:span></text:p>
      <text:p text:style-name="P1"/>
      <text:p text:style-name="P1">Ohjelmani oli kuitenkin varsin hidas, genomidatan pakkaus vei alunperin jopa 30 sekuntia. Seuraava tavoite olikin tämän tehostaminen, jossa koen onnistuneeni varsin hyvin: pakkaus menee nyt alle kymmenessä sekunnissa. Ikävä kyllä (opetustarkoituksen kannalta) nopeutus ei seurannut mistään suuresta oivalluksesta algoritmien tai tietorakenteiden omassa toteutuksessa, vaan eri tiedoston luku- ja kirjoitusmenetelmien käytöstä. Purkuvaihe kestää edelleen noin saman verran kuin pakkaus alunperin, esimerkkituloste alla:</text:p>
      <text:p text:style-name="P1"/>
      <text:p text:style-name="P5">&gt; java -jar tiralabra.jar d aaa bbb</text:p>
      <text:p text:style-name="P6">Decompression started.</text:p>
      <text:p text:style-name="P6">Huffman decoding started.</text:p>
      <text:p text:style-name="P6">Phase 1/2. Reading codewords ... <text:tab/><text:tab/> <text:tab/>Finished. Time: 0,009 sec</text:p>
      <text:p text:style-name="P6">Phase 2/2. Translating data ... <text:tab/><text:tab/> <text:tab/><text:tab/>Finished. Time: 23,150 sec</text:p>
      <text:p text:style-name="P6">Huffman Decoding finished. Total time: 23.184549 sec</text:p>
      <text:p text:style-name="P6">Move to front transform started</text:p>
      <text:p text:style-name="P6">Phase 1/2. Initializing variables ... <text:tab/><text:tab/>Finished. Time: 0,022 sec</text:p>
      <text:p text:style-name="P6">Phase 2/2. Replacing bytes with indices ... <text:tab/>Finished. Time: 7,273 sec</text:p>
      <text:p text:style-name="P6">Move to front transform finished. Total time: 7.29588 sec</text:p>
      <text:p text:style-name="P12"><text:span text:style-name="T2">Decompression finished. Total time: 30.482656000000002 sec.</text:span></text:p>
      <text:p text:style-name="P12"><text:span text:style-name="T2"/></text:p>
      <text:p text:style-name="P13"><text:span text:style-name="T3">Valtaosa ajasta menee datan kääntämiseen koodisanakirjan avulla. Tämä on luonnollisesti raskas operaatio: jokaisen luetun </text:span><text:span text:style-name="T10">bitin</text:span><text:span text:style-name="T9"> jälkeen täytyy testata, vastaako kertynyt bittijono jotain koodisanakirjan sanaa. Vaikka koodisanakirja on toteutettu hajautuksella, ja yksittäinen haku saatu </text:span><text:soft-page-break/><text:span text:style-name="T9">siten toimimaan keskimäärin vakioajassa, näitä hakuja tulee 8*filesize kappaletta, eli genomidatan tapauksessa yli 10 miljoona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Mono" svg:font-family="AndaleMono"/>
    <style:font-face style:name="Terminal" svg:font-family="Terminal"/>
    <style:font-face style:name="Verbatim" svg:font-family="Verbatim"/>
    <style:font-face style:name="Andale Mono" svg:font-family="'Andale Mono'" style:font-pitch="variable"/>
    <style:font-face style:name="American Typewriter" svg:font-family="'American Typewriter'" style:font-family-generic="modern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emu Pitkänen</meta:initial-creator>
    <meta:creation-date>2015-01-22T11:07:17</meta:creation-date>
    <dc:date>2015-02-19T16:03:29</dc:date>
    <dc:creator>Teemu Pitkänen</dc:creator>
    <meta:editing-duration>PT3H58M21S</meta:editing-duration>
    <meta:editing-cycles>9</meta:editing-cycles>
    <meta:generator>OpenOffice/4.1.1$Unix OpenOffice.org_project/411m6$Build-9775</meta:generator>
    <meta:document-statistic meta:table-count="0" meta:image-count="0" meta:object-count="0" meta:page-count="2" meta:paragraph-count="31" meta:word-count="446" meta:character-count="3515"/>
  </office:meta>
</office:document-meta>
</file>